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1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Xian Pan (DreamaerD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Jorge Martínez Romanos (jmroman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vid Abián Murillo (davidabia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Iván Escuín Gonzále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Hector Ninian Herrmann Triviño (HNHerrman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vid Mañas Vidorr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Pablo Luesia Lahoz (698387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Laura Oliva Maza (LauraOliv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Daniel Martín Serrano (LegenDanny24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Jorge Yagüe Martínez (698976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Rubén Langarita Benítez (zory9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Jorge Chato Astrain (651348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Miguel Bolsa Marquina (698749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Ángel Poc López (696295, muxitox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Álvaro Fuentemilla Martínez(699678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ace Hopper</text:p>
          </table:table-cell>
          <table:table-cell office:value-type="string" table:style-name="ce1">
            <text:p>Victor Delgado Alejandre(699701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ace Hopper</text:p>
          </table:table-cell>
          <table:table-cell office:value-type="string" table:style-name="ce1">
            <text:p>David Márquez Calavia (700940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rol Shaw</text:p>
          </table:table-cell>
          <table:table-cell office:value-type="string" table:style-name="ce1">
            <text:p>Alberto Gómez Climente (698683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rol Shaw</text:p>
          </table:table-cell>
          <table:table-cell office:value-type="string" table:style-name="ce1">
            <text:p>Beatriz Martinez Andelo(Bea95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rol Shaw</text:p>
          </table:table-cell>
          <table:table-cell office:value-type="string" table:style-name="ce1">
            <text:p>Óscar León Barbed Pérez (LeonBP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ace Hopper</text:p>
          </table:table-cell>
          <table:table-cell office:value-type="string" table:style-name="ce1">
            <text:p>Fernando del Molino Bello(702086, ferdelmo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ace Hopper</text:p>
          </table:table-cell>
          <table:table-cell office:value-type="string" table:style-name="ce1">
            <text:p>Víctor Labrador Ortiga (701658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rol Shaw</text:p>
          </table:table-cell>
          <table:table-cell office:value-type="string" table:style-name="ce1">
            <text:p>Iván Esteban Gallego (679847)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Carol Shaw</text:p>
          </table:table-cell>
          <table:table-cell office:value-type="string" table:style-name="ce1">
            <text:p>Dariel Figueredo Piñero (568659)</text:p>
          </table:table-cell>
          <table:table-cell table:number-columns-repeated="16382"/>
        </table:table-row>
        <table:table-row table:number-rows-repeated="1048534" table:style-name="ro3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9" table:number-columns-repeated="1023" table:default-cell-style-name="ce1"/>
        <table:table-column table:style-name="co10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1" table:default-cell-style-name="ce1"/>
        <table:table-column table:style-name="co9" table:number-columns-repeated="1023" table:default-cell-style-name="ce1"/>
        <table:table-column table:style-name="co10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meta:initial-creator>Victor</meta:initial-creator>
    <dc:creator>Napst Terdos</dc:creator>
    <meta:creation-date>2017-03-02T13:10:56Z</meta:creation-date>
    <dc:date>2017-03-15T12:35:17Z</dc:date>
    <meta:editing-cycles>12</meta:editing-cycles>
    <meta:editing-duration>PT356S</meta:editing-duration>
    <meta:user-defined meta:name="Info 1"/>
    <meta:user-defined meta:name="Info 2"/>
    <meta:user-defined meta:name="Info 3"/>
    <meta:user-defined meta:name="Info 4"/>
  </office:meta>
</office:document-meta>
</file>